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B100000121ADE79F5A.png" manifest:media-type="image/png"/>
  <manifest:file-entry manifest:full-path="Pictures/1000000000000280000000F0AFEB855D.png" manifest:media-type="image/png"/>
  <manifest:file-entry manifest:full-path="Pictures/1000000000000280000000F0FDA72D3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858cm" svg:height="2.54cm" svg:x="0.127cm" svg:y="0.127cm">
            <draw:image xlink:href="Pictures/1000000000000280000000F0FDA72D3B.png" xlink:type="simple" xlink:show="embed" xlink:actuate="onLoad">
              <text:p/>
            </draw:image>
          </draw:frame>
          <draw:frame draw:style-name="gr2" draw:text-style-name="P2" draw:layer="layout" svg:width="1.018cm" svg:height="0.729cm" svg:x="3.047cm" svg:y="2.671cm">
            <draw:text-box>
              <text:p><text:span text:style-name="T1">(a)</text:span></text:p>
            </draw:text-box>
          </draw:frame>
        </draw:g>
        <draw:g>
          <draw:frame draw:style-name="gr1" draw:text-style-name="P1" draw:layer="layout" svg:width="6.782cm" svg:height="2.54cm" svg:x="0.165cm" svg:y="3.86cm">
            <draw:image xlink:href="Pictures/1000000000000280000000F0AFEB855D.png" xlink:type="simple" xlink:show="embed" xlink:actuate="onLoad">
              <text:p/>
            </draw:image>
          </draw:frame>
          <draw:frame draw:style-name="gr2" draw:text-style-name="P2" draw:layer="layout" svg:width="1.04cm" svg:height="0.729cm" svg:x="3.036cm" svg:y="6.451cm">
            <draw:text-box>
              <text:p><text:span text:style-name="T1">(b)</text:span></text:p>
            </draw:text-box>
          </draw:frame>
        </draw:g>
        <draw:g>
          <draw:frame draw:style-name="gr1" draw:text-style-name="P1" draw:layer="layout" svg:width="6.858cm" svg:height="2.87cm" svg:x="0.127cm" svg:y="7.642cm">
            <draw:image xlink:href="Pictures/10000201000002B100000121ADE79F5A.png" xlink:type="simple" xlink:show="embed" xlink:actuate="onLoad">
              <text:p/>
            </draw:image>
          </draw:frame>
          <draw:frame draw:style-name="gr2" draw:text-style-name="P2" draw:layer="layout" svg:width="1.018cm" svg:height="0.729cm" svg:x="3.047cm" svg:y="10.973cm">
            <draw:text-box>
              <text:p><text:span text:style-name="T1">(c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11.8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24T19:05:23.439155498</meta:creation-date>
    <dc:date>2014-07-24T19:13:19.530396400</dc:date>
    <dc:creator>helio </dc:creator>
    <meta:editing-duration>PT28S</meta:editing-duration>
    <meta:editing-cycles>2</meta:editing-cycles>
    <meta:generator>LibreOffice/4.2.4.2$Linux_x86 LibreOffice_project/420m0$Build-2</meta:generator>
    <meta:document-statistic meta:object-count="9"/>
  </office:meta>
</office:document-meta>
</file>